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2826af"/>
    </style:style>
    <style:style style:name="P2" style:family="paragraph" style:parent-style-name="Footer">
      <style:paragraph-properties fo:text-align="end" style:justify-single-word="false"/>
      <style:text-properties officeooo:rsid="002826af" officeooo:paragraph-rsid="002826af"/>
    </style:style>
    <style:style style:name="P3" style:family="paragraph" style:parent-style-name="Footer">
      <style:paragraph-properties fo:text-align="end" style:justify-single-word="false"/>
      <style:text-properties officeooo:rsid="001ed611" officeooo:paragraph-rsid="001ed611"/>
    </style:style>
    <style:style style:name="P4" style:family="paragraph" style:parent-style-name="Footer">
      <style:paragraph-properties fo:text-align="center" style:justify-single-word="false"/>
      <style:text-properties officeooo:rsid="001ed611" officeooo:paragraph-rsid="001ed611"/>
    </style:style>
    <style:style style:name="P5" style:family="paragraph" style:parent-style-name="List_20_Heading">
      <style:paragraph-properties fo:text-align="justify" style:justify-single-word="false" fo:hyphenation-ladder-count="no-limit"/>
      <style:text-properties fo:hyphenate="true" fo:hyphenation-remain-char-count="3" fo:hyphenation-push-char-count="3"/>
    </style:style>
    <style:style style:name="P6" style:family="paragraph" style:parent-style-name="Text_20_body">
      <style:paragraph-properties fo:text-align="justify" style:justify-single-word="false" fo:hyphenation-ladder-count="no-limit"/>
      <style:text-properties fo:hyphenate="true" fo:hyphenation-remain-char-count="3" fo:hyphenation-push-char-count="3"/>
    </style:style>
    <style:style style:name="P7" style:family="paragraph" style:parent-style-name="Text_20_body">
      <style:paragraph-properties fo:text-align="justify" style:justify-single-word="false" fo:hyphenation-ladder-count="no-limit"/>
      <style:text-properties officeooo:paragraph-rsid="0022587e" fo:hyphenate="true" fo:hyphenation-remain-char-count="3" fo:hyphenation-push-char-count="3"/>
    </style:style>
    <style:style style:name="P8" style:family="paragraph" style:parent-style-name="Text_20_body">
      <style:paragraph-properties fo:text-align="justify" style:justify-single-word="false" fo:hyphenation-ladder-count="no-limit"/>
      <style:text-properties fo:font-variant="small-caps" officeooo:rsid="0022587e" officeooo:paragraph-rsid="0022587e" fo:hyphenate="true" fo:hyphenation-remain-char-count="3" fo:hyphenation-push-char-count="3"/>
    </style:style>
    <style:style style:name="P9" style:family="paragraph" style:parent-style-name="Text_20_body">
      <style:paragraph-properties fo:margin-top="0in" fo:margin-bottom="0in" style:contextual-spacing="false" fo:line-height="150%" fo:text-align="justify" style:justify-single-word="false" fo:hyphenation-ladder-count="no-limit"/>
      <style:text-properties officeooo:paragraph-rsid="0022587e" fo:hyphenate="true" fo:hyphenation-remain-char-count="3" fo:hyphenation-push-char-count="3"/>
    </style:style>
    <style:style style:name="P10" style:family="paragraph" style:parent-style-name="Text_20_body">
      <style:paragraph-properties fo:margin-top="0in" fo:margin-bottom="0in" style:contextual-spacing="false" fo:line-height="150%" fo:text-align="justify" style:justify-single-word="false" fo:hyphenation-ladder-count="no-limit"/>
      <style:text-properties officeooo:paragraph-rsid="0025050c" fo:hyphenate="true" fo:hyphenation-remain-char-count="3" fo:hyphenation-push-char-count="3"/>
    </style:style>
    <style:style style:name="P11" style:family="paragraph" style:parent-style-name="Text_20_body">
      <style:paragraph-properties fo:margin-top="0in" fo:margin-bottom="0in" style:contextual-spacing="false" fo:text-align="justify" style:justify-single-word="false" fo:hyphenation-ladder-count="no-limit"/>
      <style:text-properties officeooo:paragraph-rsid="0025050c" fo:hyphenate="true" fo:hyphenation-remain-char-count="3" fo:hyphenation-push-char-count="3"/>
    </style:style>
    <style:style style:name="P12" style:family="paragraph" style:parent-style-name="Text_20_body">
      <style:paragraph-properties fo:margin-top="0in" fo:margin-bottom="0in" style:contextual-spacing="false" fo:line-height="150%" fo:text-align="justify" style:justify-single-word="false" fo:hyphenation-ladder-count="no-limit"/>
      <style:text-properties officeooo:rsid="0022587e" officeooo:paragraph-rsid="0022587e" fo:hyphenate="true" fo:hyphenation-remain-char-count="3" fo:hyphenation-push-char-count="3"/>
    </style:style>
    <style:style style:name="P13" style:family="paragraph" style:parent-style-name="Text_20_body">
      <style:paragraph-properties fo:margin-top="0in" fo:margin-bottom="0in" style:contextual-spacing="false" fo:line-height="150%" fo:text-align="justify" style:justify-single-word="false" fo:hyphenation-ladder-count="no-limit"/>
      <style:text-properties officeooo:rsid="0022587e" officeooo:paragraph-rsid="0025050c" fo:hyphenate="true" fo:hyphenation-remain-char-count="3" fo:hyphenation-push-char-count="3"/>
    </style:style>
    <style:style style:name="P14" style:family="paragraph" style:parent-style-name="Standard">
      <style:paragraph-properties fo:margin-top="0in" fo:margin-bottom="0in" style:contextual-spacing="false" fo:text-align="justify" style:justify-single-word="false" fo:hyphenation-ladder-count="no-limit"/>
      <style:text-properties officeooo:rsid="0022587e" officeooo:paragraph-rsid="0022587e" fo:hyphenate="true" fo:hyphenation-remain-char-count="3" fo:hyphenation-push-char-count="3"/>
    </style:style>
    <style:style style:name="P15" style:family="paragraph" style:parent-style-name="Text_20_body" style:master-page-name="">
      <style:paragraph-properties fo:text-align="center" style:justify-single-word="false" fo:hyphenation-ladder-count="no-limit" style:page-number="auto"/>
      <style:text-properties fo:font-size="16pt" style:font-size-asian="16pt" style:font-size-complex="16pt" fo:hyphenate="true" fo:hyphenation-remain-char-count="3" fo:hyphenation-push-char-count="3"/>
    </style:style>
    <style:style style:name="P16" style:family="paragraph" style:parent-style-name="Standard" style:list-style-name="L2">
      <style:text-properties officeooo:rsid="001ed611"/>
    </style:style>
    <style:style style:name="P17" style:family="paragraph" style:parent-style-name="List_20_Heading" style:list-style-name="L1">
      <style:paragraph-properties fo:text-align="justify" style:justify-single-word="false" fo:hyphenation-ladder-count="no-limit"/>
      <style:text-properties fo:hyphenate="true" fo:hyphenation-remain-char-count="3" fo:hyphenation-push-char-count="3"/>
    </style:style>
    <style:style style:name="P18" style:family="paragraph" style:parent-style-name="List_20_Heading" style:list-style-name="L2">
      <style:paragraph-properties fo:text-align="justify" style:justify-single-word="false" fo:hyphenation-ladder-count="no-limit"/>
      <style:text-properties fo:hyphenate="true" fo:hyphenation-remain-char-count="3" fo:hyphenation-push-char-count="3"/>
    </style:style>
    <style:style style:name="P19" style:family="paragraph" style:parent-style-name="List_20_Contents" style:list-style-name="L1">
      <style:paragraph-properties fo:text-align="justify" style:justify-single-word="false" fo:hyphenation-ladder-count="no-limit"/>
      <style:text-properties fo:hyphenate="true" fo:hyphenation-remain-char-count="3" fo:hyphenation-push-char-count="3"/>
    </style:style>
    <style:style style:name="P20" style:family="paragraph" style:parent-style-name="List_20_Contents" style:list-style-name="L2">
      <style:paragraph-properties fo:text-align="justify" style:justify-single-word="false" fo:hyphenation-ladder-count="no-limit"/>
      <style:text-properties fo:hyphenate="true" fo:hyphenation-remain-char-count="3" fo:hyphenation-push-char-count="3"/>
    </style:style>
    <style:style style:name="P21" style:family="paragraph" style:parent-style-name="List_20_Contents" style:list-style-name="L2">
      <style:paragraph-properties fo:text-align="justify" style:justify-single-word="false" fo:hyphenation-ladder-count="no-limit"/>
      <style:text-properties officeooo:paragraph-rsid="00290d6f" fo:hyphenate="true" fo:hyphenation-remain-char-count="3" fo:hyphenation-push-char-count="3"/>
    </style:style>
    <style:style style:name="P22" style:family="paragraph" style:parent-style-name="List_20_Contents" style:list-style-name="L2">
      <style:paragraph-properties fo:text-align="justify" style:justify-single-word="false" fo:hyphenation-ladder-count="no-limit"/>
      <style:text-properties officeooo:paragraph-rsid="0024c816" fo:hyphenate="true" fo:hyphenation-remain-char-count="3" fo:hyphenation-push-char-count="3"/>
    </style:style>
    <style:style style:name="P23" style:family="paragraph" style:parent-style-name="List_20_Contents" style:list-style-name="L2">
      <style:paragraph-properties fo:text-align="justify" style:justify-single-word="false" fo:hyphenation-ladder-count="no-limit"/>
      <style:text-properties officeooo:paragraph-rsid="0021fbff" fo:hyphenate="true" fo:hyphenation-remain-char-count="3" fo:hyphenation-push-char-count="3"/>
    </style:style>
    <style:style style:name="P24" style:family="paragraph" style:parent-style-name="List_20_Contents" style:list-style-name="L3">
      <style:paragraph-properties fo:text-align="justify" style:justify-single-word="false" fo:hyphenation-ladder-count="no-limit"/>
      <style:text-properties fo:hyphenate="true" fo:hyphenation-remain-char-count="3" fo:hyphenation-push-char-count="3"/>
    </style:style>
    <style:style style:name="P25" style:family="paragraph" style:parent-style-name="List_20_Contents" style:list-style-name="L2">
      <style:paragraph-properties fo:text-align="justify" style:justify-single-word="false" fo:hyphenation-ladder-count="no-limit"/>
      <style:text-properties fo:font-weight="bold" style:font-weight-asian="bold" style:font-weight-complex="bold" fo:hyphenate="true" fo:hyphenation-remain-char-count="3" fo:hyphenation-push-char-count="3"/>
    </style:style>
    <style:style style:name="P26" style:family="paragraph" style:parent-style-name="List_20_Contents" style:list-style-name="L3">
      <style:paragraph-properties fo:text-align="justify" style:justify-single-word="false" fo:hyphenation-ladder-count="no-limit"/>
      <style:text-properties fo:font-weight="bold" officeooo:rsid="001ed611" officeooo:paragraph-rsid="001ed611" style:font-weight-asian="bold" style:font-weight-complex="bold" fo:hyphenate="true" fo:hyphenation-remain-char-count="3" fo:hyphenation-push-char-count="3"/>
    </style:style>
    <style:style style:name="P27" style:family="paragraph" style:parent-style-name="List_20_Contents" style:list-style-name="L1">
      <style:paragraph-properties fo:margin-top="0in" fo:margin-bottom="0.1965in" style:contextual-spacing="false" fo:text-align="justify" style:justify-single-word="false" fo:hyphenation-ladder-count="no-limit"/>
      <style:text-properties fo:hyphenate="true" fo:hyphenation-remain-char-count="3" fo:hyphenation-push-char-count="3"/>
    </style:style>
    <style:style style:name="P28" style:family="paragraph" style:parent-style-name="List_20_Contents" style:list-style-name="L2">
      <style:paragraph-properties fo:margin-left="0in" fo:margin-right="0in" fo:text-align="justify" style:justify-single-word="false" fo:hyphenation-ladder-count="no-limit" fo:text-indent="0in" style:auto-text-indent="false"/>
      <style:text-properties fo:hyphenate="true" fo:hyphenation-remain-char-count="3" fo:hyphenation-push-char-count="3"/>
    </style:style>
    <style:style style:name="P29" style:family="paragraph" style:parent-style-name="List_20_Contents" style:list-style-name="L2">
      <style:paragraph-properties fo:margin-left="0in" fo:margin-right="0in" fo:text-align="justify" style:justify-single-word="false" fo:hyphenation-ladder-count="no-limit" fo:text-indent="0in" style:auto-text-indent="false"/>
      <style:text-properties officeooo:paragraph-rsid="0021fbff" fo:hyphenate="true" fo:hyphenation-remain-char-count="3" fo:hyphenation-push-char-count="3"/>
    </style:style>
    <style:style style:name="T1" style:family="text">
      <style:text-properties officeooo:rsid="002826af"/>
    </style:style>
    <style:style style:name="T2" style:family="text">
      <style:text-properties officeooo:rsid="001ed611"/>
    </style:style>
    <style:style style:name="T3" style:family="text">
      <style:text-properties fo:font-size="10pt"/>
    </style:style>
    <style:style style:name="T4" style:family="text">
      <style:text-properties fo:font-weight="bold" style:font-weight-asian="bold" style:font-weight-complex="bold"/>
    </style:style>
    <style:style style:name="T5" style:family="text">
      <style:text-properties fo:font-weight="bold" officeooo:rsid="0025050c" style:font-weight-asian="bold" style:font-weight-complex="bold"/>
    </style:style>
    <style:style style:name="T6" style:family="text">
      <style:text-properties style:font-name="Liberation Serif1" officeooo:rsid="001ed611"/>
    </style:style>
    <style:style style:name="T7" style:family="text">
      <style:text-properties fo:font-variant="small-caps"/>
    </style:style>
    <style:style style:name="T8" style:family="text">
      <style:text-properties fo:font-variant="small-caps" officeooo:rsid="0021fbff"/>
    </style:style>
    <style:style style:name="T9" style:family="text">
      <style:text-properties fo:font-variant="small-caps" officeooo:rsid="0022587e"/>
    </style:style>
    <style:style style:name="T10" style:family="text">
      <style:text-properties officeooo:rsid="0022587e"/>
    </style:style>
    <style:style style:name="T11" style:family="text">
      <style:text-properties officeooo:rsid="00228d7e"/>
    </style:style>
    <style:style style:name="T12" style:family="text">
      <style:text-properties officeooo:rsid="0023b3c5"/>
    </style:style>
    <style:style style:name="T13" style:family="text">
      <style:text-properties fo:font-weight="normal" officeooo:rsid="0025050c" style:font-weight-asian="normal" style:font-weight-complex="normal"/>
    </style:style>
    <style:style style:name="T14" style:family="text">
      <style:text-properties officeooo:rsid="00295d6b"/>
    </style:style>
    <style:style style:name="T15" style:family="text">
      <style:text-properties officeooo:rsid="00290d6f"/>
    </style:style>
    <style:style style:name="T16" style:family="text">
      <style:text-properties officeooo:rsid="0029adcb"/>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098in" fo:text-indent="-0.25in" fo:margin-left="0.509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98in" fo:text-indent="-0.25in" fo:margin-left="0.7598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0098in" fo:text-indent="-0.25in" fo:margin-left="1.00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8in" fo:text-indent="-0.25in" fo:margin-left="1.25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8in" fo:text-indent="-0.25in" fo:margin-left="1.50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8in" fo:text-indent="-0.25in" fo:margin-left="1.75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8in" fo:text-indent="-0.25in" fo:margin-left="2.00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8in" fo:text-indent="-0.25in" fo:margin-left="2.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8in" fo:text-indent="-0.25in" fo:margin-left="2.50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8in" fo:text-indent="-0.25in" fo:margin-left="2.7598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4">FISCAL SPONSORSHIP AGREEMENT</text:span> </text:p>
      <text:p text:style-name="P6">This Agreement is made by and between Software Freedom Conservancy (“Conservancy”) and FIXME-CONTRIBUTOR-NAMES (the “FIXME-SIGNATORIES”) on behalf of the project known as FIXME-PROJECT-NAME (the “Project”) (each, a “Party”; together, “the Parties”). Conservancy is a New York nonprofit public benefit corporation located in Brooklyn, New York, which has received recognition of exemption from federal income tax under Section 501(c)(3) of the Internal Revenue Code (IRC) and classification as a public charity under IRC Sections 509(a)(1) and 170(b)(1)(A)(vi). </text:p>
      <text:p text:style-name="P6">W<text:span text:style-name="T3">HEREAS:</text:span> </text:p>
      <text:list xml:id="list7159313261822511564" text:style-name="L1">
        <text:list-item>
          <text:p text:style-name="P17">Conservancy's organizational mission and charitable goal is to promote, improve, develop and defend Free, Libre, and Open Source Software projects. </text:p>
          <text:p text:style-name="P17"/>
        </text:list-item>
        <text:list-item>
          <text:p text:style-name="P19">The purpose of the Project is to produce, distribute, document, and improve software and/or documentation that can be freely copied, modified and redistributed, and for which modified versions can also be redistributed (“Free Software”), and to facilitate and organize its production, improvement and ease of use. </text:p>
          <text:p text:style-name="P17"/>
        </text:list-item>
        <text:list-item>
          <text:p text:style-name="P19">Conservancy desires to act as the fiscal sponsor of the Project beginning on the Effective Date (as defined below) to assist the Project in accomplishing its purpose, which Conservancy has determined will further Conservancy's charitable goals. The FIXME-SIGNATORIES desire to manage the Project under the sponsorship of Conservancy. </text:p>
          <text:p text:style-name="P17"/>
        </text:list-item>
        <text:list-item>
          <text:p text:style-name="P27">Conservancy's Board of Directors has approved the establishment of a fund to receive donations of cash and other property earmarked for support of the Project and to make disbursements in furtherance of the Project's mission (the “Project Fund”). Currently, the principal office of the Project is located at: [FIXME: MAILING ADDRESS]. </text:p>
        </text:list-item>
      </text:list>
      <text:p text:style-name="P6">N<text:span text:style-name="T3">OW, THEREFORE, THE </text:span>P<text:span text:style-name="T3">ARTIES HEREBY AGREE AS FOLLOWS:</text:span> </text:p>
      <text:p text:style-name="P5"/>
      <text:list xml:id="list6325389941646461471" text:style-name="L2">
        <text:list-item>
          <text:p text:style-name="P20"><text:span text:style-name="T4">Term of Agreement. </text:span>As of the Effective Date, the Project joins Conservancy, which relationship will continue unless and until terminated as set forth in <text:span text:style-name="T11">§ </text:span><text:span text:style-name="T11"><text:bookmark-ref text:reference-format="number" text:ref-name="__RefNumPara__1452_1119158336">8</text:bookmark-ref></text:span><text:span text:style-name="T11">.</text:span></text:p>
          <text:p text:style-name="P16"/>
        </text:list-item>
        <text:list-item>
          <text:p text:style-name="P25"><text:bookmark-start text:name="__RefNumPara__1536_1119158336"/>Project Management and Activities. <text:bookmark-end text:name="__RefNumPara__1536_1119158336"/></text:p>
          <text:p text:style-name="P18"/>
          <text:list>
            <text:list-item>
              <text:p text:style-name="P20"><text:span text:style-name="T4">The FIXME-LEADERSHIP-BODY-NAME Will Manage the Project.</text:span> <text:bookmark text:name="ProjectManagement"/>Authority to manage the technical, artistic and philanthropic direction of the Project and the program activities of the Project is delegated to the FIXME-LEADERSHIP-BODY-NAME as defined in <text:span text:style-name="T6">§</text:span><text:span text:style-name="T2"> </text:span><text:span text:style-name="T2"><text:bookmark-ref text:reference-format="number" text:ref-name="__RefNumPara__1460_1119158336">6</text:bookmark-ref></text:span>, subject at all times to the direction and control of Conservancy's Board of Directors. Conservancy will only intervene in the program activities to the extent the Project is not in compliance with <text:span text:style-name="T12">§</text:span><text:span text:style-name="T12"><text:bookmark-ref text:reference-format="number" text:ref-name="__RefNumPara__1536_1119158336">2</text:bookmark-ref></text:span><text:span text:style-name="T12">(b) </text:span>or <text:span text:style-name="T12">§ </text:span><text:span text:style-name="T12"><text:bookmark-ref text:reference-format="number-no-superior" text:ref-name="__RefNumPara__1484_1119158336">5</text:bookmark-ref></text:span> of this Agreement. </text:p>
            </text:list-item>
          </text:list>
          <text:p text:style-name="P18"><text:s/></text:p>
          <text:list text:continue-numbering="true">
            <text:list-item>
              <text:p text:style-name="P20"><text:bookmark-start text:name="__RefNumPara__1462_1119158336"/><text:span text:style-name="T4">The Project Will Be Free Software.</text:span> <text:bookmark text:name="FreeSoftware"/>Conservancy and the FIXME-LEADERSHIP-BODY-<text:soft-page-break/>NAME agree that any and all software and/or documentation distributed by the Project will be distributed solely as Free Software. Conservancy retains the sole right to determine whether the Project's software and/or documentation constitutes Free Software (as defined herein). <text:bookmark-end text:name="__RefNumPara__1462_1119158336"/></text:p>
            </text:list-item>
          </text:list>
          <text:p text:style-name="P18"/>
          <text:list text:continue-numbering="true">
            <text:list-item>
              <text:p text:style-name="P21"><text:span text:style-name="T4">Ultimate Responsibility of Project.</text:span> Subject to <text:span text:style-name="T12">§ 2(a)</text:span> of this Agreement, all community programs, public information work, fundraising events, processing and acknowledgment of cash and non-cash revenue items, accounts payable and receivable, negotiation of leases and contracts, disbursement of Project funds (including grants), and other activities planned by the Project shall be the ultimate responsibility of Conservancy and shall be conducted in the name of Conservancy, beginning on the Effective Date. <text:s/><text:span text:style-name="T16">For the avoidance of doubt, any</text:span><text:span text:style-name="T14"> and all goodwill generated by the Project’s activities </text:span><text:span text:style-name="T15">and software, and associated with the Project’s trademarks, </text:span><text:span text:style-name="T14">shall be generated in the name of Conservancy, beginning on the Effective Date. <text:s/></text:span></text:p>
              <text:p text:style-name="P28"/>
            </text:list-item>
            <text:list-item>
              <text:p text:style-name="P20"><text:span text:style-name="T4">Project Not An Agent Of Conservancy.</text:span> The FIXME-SIGNATORIES hereby acknowledge that the Project and the FIXME-LEADERSHIP-BODY-NAME do not and shall not act as an agent for Conservancy unless specifically authorized in writing by Conservancy to do so. </text:p>
            </text:list-item>
          </text:list>
          <text:p text:style-name="P18"/>
        </text:list-item>
        <text:list-item>
          <text:p text:style-name="P20"><text:span text:style-name="T4">Fees.</text:span> The FIXME-SIGNATORIES agree to donate ten percent (10%) of the Project's gross revenue (including, but not necessarily limited to, all income and donations) to Conservancy for its general operations. </text:p>
          <text:p text:style-name="P20"/>
          <text:p text:style-name="P20">Notwithstanding the above, the FIXME-SIGNATORIES agree that should Conservancy be required to pay any taxes (including but not limited to sales taxes and unrelated business taxable income) as the result of any activity of the Project and/or activities undertaken by Conservancy on the Project's behalf, such taxes shall be deducted from the Project Fund. </text:p>
          <text:p text:style-name="P20"/>
          <text:p text:style-name="P20">Conservancy will monitor any unrelated business taxable income and may require the Project to cease activities generating such income if the overall amounts exceed amounts permissible or prudent for Conservancy, given Conservancy's tax exempt status. </text:p>
          <text:p text:style-name="P18"/>
        </text:list-item>
        <text:list-item>
          <text:p text:style-name="P20"><text:span text:style-name="T4">Project Fund/Variance Power.</text:span> Beginning on the Effective Date, Conservancy shall place all gifts, grants, contributions and other revenues received by Conservancy and identified with the Project into a Project Fund to be used for the sole benefit of the Project's mission as that mission may be defined by the FIXME-LEADERSHIP-BODY-NAME from time to time with the approval of Conservancy. Conservancy retains the unilateral right to spend such funds so as to accomplish the purposes of the Project as nearly as possible within Conservancy’s sole judgment. Conservancy agrees to make a good faith effort to consider any expressed donor intent in making determinations on the expenditure of that donor’s gift; however, the Parties acknowledge that expressions of donor intent are not legally binding on Conservancy. The Parties agree that all money, and the fair market value of all property, deposited in the Project Fund be reported as the income of Conservancy, for both tax purposes and for purposes of Conservancy’s financial statements. It is the intent of the Parties that this Agreement be interpreted to provide Conservancy with variance powers necessary to enable Conservancy to treat the Project <text:soft-page-break/>Fund as Conservancy's asset in accordance with Financial Accounting Statement No. 136 issued by the Financial Accounting Standards Board, while this Agreement is in effect. </text:p>
          <text:p text:style-name="P18"/>
        </text:list-item>
        <text:list-item>
          <text:p text:style-name="P20"><text:bookmark-start text:name="__RefNumPara__1484_1119158336"/><text:span text:style-name="T4">Project Fund Management / Performance of Charitable Purposes.</text:span> <text:bookmark text:name="CharitablePurpose"/>All of the assets received by Conservancy under the terms of this Agreement shall be devoted to the purposes of the Project, within the tax-exempt purposes of Conservancy. The FIXME-SIGNATORIES agree not to use its funds or operate in any way which would jeopardize the tax-exempt status of Conservancy. No item of revenue shall be earmarked for use in any attempt to influence legislation within the meaning of IRC Section 501(c)(3) and no agreement, oral or written, to that effect shall be made between Conservancy and any revenue source. Conservancy shall not use any portion of the assets to participate or intervene in any political campaign on behalf or in opposition to any candidate for public office, to induce or encourage violations of law or public policy, to cause any private inurement or improper private benefit to occur, nor to take any other action inconsistent with IRC Section 501(c)(3). <text:bookmark-end text:name="__RefNumPara__1484_1119158336"/></text:p>
          <text:p text:style-name="P18"/>
        </text:list-item>
        <text:list-item>
          <text:p text:style-name="P20"><text:bookmark-start text:name="__RefNumPara__1460_1119158336"/><text:span text:style-name="T4">Representation of the Project in Conservancy.</text:span> <text:bookmark text:name="Representation"/>The FIXME-SIGNATORIES, each a signatory hereto, hereby establish and comprise the initial members of the FIXME-LEADERSHIP-BODY-NAME to represent the Project in its official communication with Conservancy. The FIXME-SIGNATORIES hereby acknowledge that the FIXME-LEADERSHIP-BODY-NAME will be subject to all terms of this Agreement. On the Effective Date, the FIXME-SIGNATORIES hereby transfer all rights, obligations and privileges of this Agreement over to the FIXME-LEADERSHIP-BODY-NAME. <text:bookmark-end text:name="__RefNumPara__1460_1119158336"/></text:p>
          <text:p text:style-name="P20"/>
          <text:p text:style-name="P20">[FIXME: Note: The rest of this section should describe the way in which the Project wishes to interface with Conservancy; including who has authority to communicate with Conservancy regarding the Project and what is required in order for Conservancy to act on behalf of the Project. For example, all of the Contributors confirm their approval of a certain action, or can any one of the Contributors instruct Conservancy to take a certain action. Also, the Contributors may want to identify certain other individuals that have the power to represent the Project. Here a few samples of how projects have handled this clause in the other projects: </text:p>
          <text:p text:style-name="P20"/>
        </text:list-item>
      </text:list>
      <text:list xml:id="list1584612477907407734" text:style-name="L3">
        <text:list-item>
          <text:p text:style-name="P24"><text:span text:style-name="T4">Simple Self-Perpetuating Committee.</text:span> The FIXME-SIGNATORIES, each a signatory hereto, shall initially [FIXME: form or comprise] the FIXME-LEADERSHIP-BODY-NAME as a Project Committee (“Committee”) to represent the Project in its official communication with Conservancy. Existing Project Committee Members (“Members”) can be removed from and new Members can be added to the Committee by simple majority vote of the existing Committee; however, three (3) shall be the mandatory minimum number of Members. All decisions of the Committee shall be made by simple majority. The Committee shall appoint, by majority vote, one Member as its “Representative” to communicate all Project decisions to Conservancy. </text:p>
          <text:p text:style-name="P24"/>
          <text:p text:style-name="P24">The Representative shall promptly inform Conservancy of changes in the Committee composition and of contact information for all Members. If Conservancy is unable, after all reasonable efforts, to contact a majority of the Members for a period of sixty (60) days, or if the minimum number of Members is fewer than three for a period of at least sixty days, Conservancy may unilaterally appoint new Members from the Project community to <text:soft-page-break/>replace any unreachable Members and/or to increase the Committee composition to three Members. </text:p>
          <text:p text:style-name="P26"/>
        </text:list-item>
        <text:list-item>
          <text:p text:style-name="P24"><text:span text:style-name="T4">Self-Perpetuating Committee, w/ avoiding employees of same company serving together.</text:span> The FIXME-SIGNATORIES, each a signatory hereto, shall initially [FIXME: form or comprise] the FIXME-LEADERSHIP-BODY-NAME as a Project Committee (“Committee”) to represent the Project in its official communication with Conservancy. Existing Project Committee Members (“Members”) can be removed from and new Members can be added to the Committee by simple majority vote of the existing Committee; however, three (3) (the “Minimum”) shall be the mandatory minimum number of Members. </text:p>
          <text:p text:style-name="P24"/>
          <text:p text:style-name="P24">For purposes of this Agreement, a Member is “Employed” by an Entity if the Member is compensated for more than thirty-two (32) hours of work per week by such Entity for a continuous period of more than sixty (60) days. No more than one Member may be Employed by the same Entity. </text:p>
          <text:p text:style-name="P24"/>
          <text:p text:style-name="P24">Should two (2) or more Members be Employed by the same Entity at any time (e.g., if an existing Member changes employers while a Member), Members Employed by the same Entity must immediately resign in succession until only one (1) of them remains on the Committee. Should voluntarily resignations fail to yield the aforementioned result after sixty (60) days, the Members Sharing an Employer shall be removed by Conservancy from the Committee in order of decreasing seniority. Seniority shall be determined by length of service by the Member on the Committee, including all historical periods of non-contiguous service. </text:p>
          <text:p text:style-name="P24"/>
          <text:p text:style-name="P24">All decisions of the Committee shall be made by simple majority. The Committee shall appoint, by majority vote, one Member as its Representative to communicate all Project decisions to Conservancy. The Representative shall promptly inform Conservancy of changes in the Committee composition and of contact information for all Members. If Conservancy is unable, after all reasonable efforts, to contact a majority of the Members for a period of sixty (60) days, or if the number of Members is fewer than the Minimum for a period of at least sixty days, Conservancy may, after at least thirty days notice to Project, unilaterally appoint new Members from the Project community to replace any unreachable Members and/or to increase the Committee composition to the required Minimum. </text:p>
          <text:p text:style-name="P24"/>
        </text:list-item>
        <text:list-item>
          <text:p text:style-name="P24"><text:span text:style-name="T4">An Elected Oversight Committee.</text:span> The FIXME-SIGNATORIES, each a signatory hereto, shall initially [FIXME: form or comprise] the FIXME-LEADERSHIP-BODY-NAME as a Project Committee (“Committee”) to represent the Project in its official communication with Conservancy. The Committee shall hereafter be elected by community members of the Project as designated by the Committee or a subcommittee of the Committee (the “Community Members”). </text:p>
          <text:p text:style-name="P24"/>
          <text:p text:style-name="P24">The positions on the Committee will be on a two-year staggered basis ([FIX-ME: some <text:soft-page-break/>portion] of the initial board seats will be for one year). The members of the Committee may be removed from the position at any time by a majority vote of the Community Members. Upon the resignation or removal of a member of the Oversight Board, the Community Members shall elect a replacement Community Member to serve on the Committee. </text:p>
          <text:p text:style-name="P24"/>
          <text:p text:style-name="P24">The Committee will elect a single individual to communicate with Conservancy (the “Representative”) and shall notify Conservancy promptly following the election of a new Representative. The Representative will have the authority to instruct Conservancy on the Project's behalf on all matters. </text:p>
          <text:p text:style-name="P24"/>
          <text:p text:style-name="P24">This section may be modified by a vote of at least <text:span text:style-name="T2">3/4</text:span>ths of the Community Members, with the consent of Conservancy, such consent not to be unreasonably withheld. </text:p>
          <text:p text:style-name="P24"/>
          <text:p text:style-name="P24">Note again that the above are merely examples, not a list of options. Conservancy’s goal is to draft the Representation section to match the existing and natural leadership structure of the Project, so each project usually has a uniquely worded Representation section. ] </text:p>
        </text:list-item>
      </text:list>
      <text:list xml:id="list1750535421" text:continue-list="list6325389941646461471" text:style-name="L2">
        <text:list-header>
          <text:p text:style-name="P18"/>
        </text:list-header>
        <text:list-item>
          <text:p text:style-name="P20"><text:span text:style-name="T4">Outstanding Liabilities.</text:span> The FIXME-SIGNATORIES represent that any liabilities that may be outstanding in connection with the Project have been disclosed to Conservancy. </text:p>
          <text:p text:style-name="P18"/>
        </text:list-item>
        <text:list-item>
          <text:p text:style-name="P20"><text:bookmark-start text:name="__RefNumPara__1452_1119158336"/><text:bookmark text:name="Termination"/><text:span text:style-name="T5">Termination.</text:span><text:span text:style-name="T13"> </text:span>The FIXME-LEADERSHIP-BODY-NAME or Conservancy may terminate this Agreement at any time subject to the following understandings: <text:bookmark-end text:name="__RefNumPara__1452_1119158336"/></text:p>
          <text:p text:style-name="P18"/>
          <text:list>
            <text:list-item>
              <text:p text:style-name="P20"><text:span text:style-name="T4">Notice and Successor Search.</text:span> Either Conservancy or the FIXME-LEADERSHIP-BODY-NAME may terminate this Agreement on sixty (60) days' written notice (“the Notice Period”) to the other Party, so long as a Successor can be found that meets the following requirements (the “Successor has Qualified”): </text:p>
            </text:list-item>
          </text:list>
          <text:p text:style-name="P18"/>
          <text:list>
            <text:list-item>
              <text:list>
                <text:list-item text:start-value="1">
                  <text:p text:style-name="P20">the Successor is another nonprofit corporation which is tax-exempt under IRC Section 501(c)(3),</text:p>
                </text:list-item>
                <text:list-item>
                  <text:p text:style-name="P22">the Successor is not classified as a private foundation under Section 509(a), </text:p>
                </text:list-item>
                <text:list-item>
                  <text:p text:style-name="P22">the Successor is willing and able to sponsor the Project, and, </text:p>
                </text:list-item>
                <text:list-item>
                  <text:p text:style-name="P20">the Successor has (a) communicated its willingness to sponsor the Project in writing to Conservancy and (b) sent a copy of its 501(c)(3) determination letter to Conservancy, and, </text:p>
                </text:list-item>
                <text:list-item>
                  <text:p text:style-name="P20">the Successor is approved in writing by both Parties by the end of the Notice Period, such approval not to be unreasonably withheld. </text:p>
                </text:list-item>
              </text:list>
            </text:list-item>
          </text:list>
          <text:p text:style-name="P18"/>
          <text:list text:continue-numbering="true">
            <text:list-item>
              <text:p text:style-name="P20"><text:span text:style-name="T4">Additional Search Periods.</text:span> If the Parties cannot agree on a Successor to sponsor the Project, the FIXME-LEADERSHIP-BODY-NAME shall have an additional 60 days to find a Successor willing and able to sponsor the Project. Any subsequent search periods of any length shall only be granted at Conservancy's written permission. </text:p>
            </text:list-item>
          </text:list>
          <text:p text:style-name="P18"/>
          <text:list text:continue-numbering="true">
            <text:list-item>
              <text:p text:style-name="P20"><text:span text:style-name="T4">Transfer to a Successor.</text:span> If a Successor has Qualified, the balance of assets in the Project Fund, together with any other assets held or liabilities incurred by Conservancy in connec<text:soft-page-break/>tion with the Project, shall be transferred to the Successor within thirty (30) days of the approval of the Successor in writing by both Parties or any extension thereof, subject to the approval of any third parties that may be required. </text:p>
            </text:list-item>
          </text:list>
          <text:p text:style-name="P18"/>
          <text:list text:continue-numbering="true">
            <text:list-item>
              <text:p text:style-name="P20"><text:span text:style-name="T4">Termination Without a Successor.</text:span> If no Successor is found, Conservancy may dispose of Project assets and liabilities in any manner consistent with applicable tax and charitable trust laws. </text:p>
            </text:list-item>
          </text:list>
          <text:p text:style-name="P18"/>
          <text:list text:continue-numbering="true">
            <text:list-item>
              <text:p text:style-name="P20"><text:span text:style-name="T4">FIXME-SIGNATORIES’ Right to Terminate.</text:span> The FIXME-SIGNATORIES hereby acknowledge that they will relinquish any rights to terminate separate from the FIXME-LEADERSHIP-BODY-NAME as of the Effective Date. </text:p>
            </text:list-item>
          </text:list>
          <text:p text:style-name="P18"/>
        </text:list-item>
        <text:list-item>
          <text:p text:style-name="P20"><text:span text:style-name="T4">Miscellaneous.</text:span> Each provision of this Agreement shall be separately enforceable, and the invalidity of one provision shall not affect the validity or enforceability of any other provision. This Agreement shall be interpreted and construed in accordance with the laws of the State of New York. This Agreement constitutes the only agreement, and supersedes all prior agreements and understandings, both written and oral, among the Parties with respect to the subject matter hereof. </text:p>
          <text:p text:style-name="P18"/>
        </text:list-item>
        <text:list-item>
          <text:p text:style-name="P20"><text:span text:style-name="T4">Amendments.</text:span> This Agreement may not be amended or modified, except in writing and signed by both Conservancy and the entirety of FIXME-LEADERSHIP-BODY-NAME. </text:p>
          <text:p text:style-name="P18"/>
        </text:list-item>
        <text:list-item>
          <text:p text:style-name="P23"><text:span text:style-name="T4">Counterparts / Facsimile.</text:span> This Agreement may be executed in two or more counterparts, each of which shall constitute an original, but all of which, when together, shall constitute but one and the same instrument, and shall become effective when one or more counterparts have been signed by each Party hereto and delivered to the other Party. In lieu of the original, a facsimile transmission or copy of the original shall be as effective and enforceable as the original. </text:p>
          <text:p text:style-name="P23"/>
          <text:p text:style-name="P29"><text:span text:style-name="T7">I</text:span><text:span text:style-name="T8">n witness whereof</text:span>, the Parties have executed this Fiscal Sponsorship Agreement effective on the FIXME day of FIXME, FIXME (the “Effective Date”). </text:p>
        </text:list-item>
      </text:list>
      <text:p text:style-name="P11"><text:line-break/></text:p>
      <text:p text:style-name="P11"><text:line-break/><text:span text:style-name="T10">By: <text:s/><text:tab/>__________________________________<text:tab/><text:tab/><text:tab/>Date: __________________</text:span></text:p>
      <text:p text:style-name="P9"><text:tab/><text:span text:style-name="T9">Software Freedom Conservancy, Inc.</text:span></text:p>
      <text:p text:style-name="P12"><text:tab/>Karen M. Sandler</text:p>
      <text:p text:style-name="P13"><text:tab/>Title: Executive Director</text:p>
      <text:p text:style-name="P10"><text:line-break/></text:p>
      <text:p text:style-name="P14">By: <text:s/><text:tab/>__________________________________<text:tab/><text:tab/><text:tab/>Date: __________________</text:p>
      <text:p text:style-name="P7"><text:tab/><text:span text:style-name="T9">FIXME-CONTRIBUTOR</text:span></text:p>
      <text:p text:style-name="P7"/>
      <text:p text:style-name="P14"><text:soft-page-break/>By: <text:s/><text:tab/>__________________________________<text:tab/><text:tab/><text:tab/>Date: __________________</text:p>
      <text:p text:style-name="P8"><text:tab/>FIXME-CONTRIBUTOR</text:p>
      <text:p text:style-name="P8"/>
      <text:p text:style-name="P14">By: <text:s/><text:tab/>__________________________________<text:tab/><text:tab/><text:tab/>Date: __________________</text:p>
      <text:p text:style-name="P7"><text:span text:style-name="T9"><text:tab/>FIXME-CONTRIBUTO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3pt" style:font-size-complex="13pt"/>
    </style:style>
    <style:style style:name="Text_20_body" style:display-name="Text body" style:family="paragraph" style:parent-style-name="Standard" style:class="text">
      <style:paragraph-properties fo:margin-top="0in" fo:margin-bottom="0.196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Fallback" style:font-size-asian="10pt" style:font-weight-asian="bold" style:font-name-complex="FreeSans" style:font-size-complex="10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2826af"/>
    </style:style>
    <style:style style:name="MP2" style:family="paragraph" style:parent-style-name="Footer">
      <style:paragraph-properties fo:text-align="end" style:justify-single-word="false"/>
      <style:text-properties officeooo:rsid="002826af" officeooo:paragraph-rsid="002826af"/>
    </style:style>
    <style:style style:name="MP3" style:family="paragraph" style:parent-style-name="Footer">
      <style:paragraph-properties fo:text-align="end" style:justify-single-word="false"/>
      <style:text-properties officeooo:rsid="001ed611" officeooo:paragraph-rsid="001ed611"/>
    </style:style>
    <style:style style:name="MP4" style:family="paragraph" style:parent-style-name="Footer">
      <style:paragraph-properties fo:text-align="center" style:justify-single-word="false"/>
      <style:text-properties officeooo:rsid="001ed611" officeooo:paragraph-rsid="001ed611"/>
    </style:style>
    <style:style style:name="MT1" style:family="text">
      <style:text-properties officeooo:rsid="002826a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0.75in" fo:margin-left="1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 </text:span><text:span text:style-name="MT1"><text:page-number text:select-page="current">2</text:page-number></text:span><text:span text:style-name="MT1"> of </text:span><text:span text:style-name="MT1"><text:page-count>7</text:page-count></text:span></text:p>
        <text:p text:style-name="MP2">Initials:_______________</text:p>
      </style:footer>
    </style:master-page>
    <style:master-page style:name="Endnote" style:page-layout-name="Mpm2">
      <style:footer>
        <text:p text:style-name="Footer"/>
      </style:footer>
    </style:master-page>
    <style:master-page style:name="HTML" style:page-layout-name="Mpm3">
      <style:footer>
        <text:p text:style-name="MP3">Initials: _____________</text:p>
        <text:p text:style-name="MP4"><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onsorship-agreement-template</dc:title>
    <dc:description>sponsorship-agreement-template</dc:description>
    <meta:keyword>sponsorship-agreement-template</meta:keyword>
    <meta:generator>LibreOffice/4.0.3.3$Linux_x86 LibreOffice_project/0eaa50a932c8f2199a615e1eb30f7ac74279539</meta:generator>
    <dc:date>2014-12-12T11:08:19</dc:date>
    <dc:creator>Tony Sebro</dc:creator>
    <meta:editing-duration>PT2H13M59S</meta:editing-duration>
    <meta:editing-cycles>12</meta:editing-cycles>
    <meta:document-statistic meta:table-count="0" meta:image-count="0" meta:object-count="0" meta:page-count="7" meta:paragraph-count="75" meta:word-count="2609" meta:character-count="17276" meta:non-whitespace-character-count="14703"/>
    <meta:user-defined meta:name="distribution">global</meta:user-defined>
    <meta:user-defined meta:name="resource-type">document</meta:user-defined>
  </office:meta>
</office:document-meta>
</file>